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draw:fill-color="#ffffff"/>
      <style:paragraph-properties fo:margin-top="0cm" fo:margin-bottom="0cm" loext:contextual-spacing="false" fo:background-color="transparent"/>
      <style:text-properties fo:color="#0e101a" fo:background-color="transparent"/>
    </style:style>
    <style:style style:name="P2" style:family="paragraph" style:parent-style-name="Text_20_body">
      <loext:graphic-properties draw:fill="none" draw:fill-color="#ffffff"/>
      <style:paragraph-properties fo:margin-top="0cm" fo:margin-bottom="0cm" loext:contextual-spacing="false" fo:background-color="transparent"/>
    </style:style>
    <style:style style:name="T1" style:family="text">
      <style:text-properties fo:color="#0e101a"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 everyone. My name is Bruce, a Current student of electrical and computer engineering technology at the British Columbia Institute of Technology. </text:p>
      <text:p text:style-name="P1">Today I will introduce the A Remote Monitoring System.</text:p>
      <text:p text:style-name="P1">what is a remote monitoring system? Let's take them apart! Let's begin with the remote. During daily life, are you annoyed by a bunch of messing cables, whatever from the voltmeter, thermometer, or any measurement equipment? Now here is a chance to free you from cables and give you a clean working environment.</text:p>
      <text:p text:style-name="P1">The ZigBee technology enables the possibility of lower power and a wide range of transmission in an area network. Compare to WIFI technology which is widely deployed crossing the world, ZigBee uses the mesh topology while WIFI is the star topology. With mesh topology, as long as the address is not running out, you can extend your network anywhere which is covered by one of the routers in the network. Essentially, the Xbee network is built by one coordinator, a bunch of routers and end devices. That provides ultimate flexibility for the internet of things development. Unlike other technology such as WIFI or Bluetooth, yeah, you may want to stream music via Bluetooth or watch a movie via wifi, Let's think of a case if you want to connect a large number of devices with low bandwidth. Wifi and Bluetooth are much more expensive than them in the power consumption aspect. You may charge your phone daily but you may not want to charge your temperature alarm system daily right? Here is the case to use Zigbee. In conclusion, Zigbbe or the product brand Xbee provides us with a solution for a large area and low power consumption Of developing IoT.</text:p>
      <text:p text:style-name="P2"/>
      <text:p text:style-name="P2"><text:span text:style-name="T1">The next thing that I want to introduce is The monitoring part of my project. Node-RED is a programming tool for wiring together hardware devices, APIs(which stand for </text:span><text:span text:style-name="Strong_20_Emphasis"><text:span text:style-name="T1">Application Programming Interface)</text:span></text:span><text:span text:style-name="T1"> and online services in new and efficient ways. Unlikely we designed the microcontroller to display temperature on a little screen in course 3305, we don't need to worry about registers or gpio, Node-red provides a much simpler way to design the human interface. From my own experience, I just need to draw a workflow and fill in a couple of parameters, the dashboard is right in front of me. It saves me a lot of time. </text:span></text:p>
      <text:p text:style-name="P2"/>
      <text:p text:style-name="P1">You may freak by making the 3D object on very professional software and stop to discover a brand new world. To be honest, the first time I open the blender which is software to make 3D models, I was shocked by there are so many buttons on a single screen. Then I spend half an hour figuring out how to change the perspective like rotating the camera up and down. Then everything is right in front of me. I can craft any shape that I want and design anything that I need. For this project, I design the batter shell for sensor parts. </text:p>
      <text:p text:style-name="P2"/>
      <text:p text:style-name="P1">With all the techniques above, I design the Remove monitoring system with an alarm feature on it. Let me demonstrate how it does its job!</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6T06:36:48.214333961</meta:creation-date>
    <dc:date>2022-04-06T06:37:41.613037623</dc:date>
    <meta:editing-duration>PT53S</meta:editing-duration>
    <meta:editing-cycles>1</meta:editing-cycles>
    <meta:document-statistic meta:table-count="0" meta:image-count="0" meta:object-count="0" meta:page-count="1" meta:paragraph-count="7" meta:word-count="520" meta:character-count="2959" meta:non-whitespace-character-count="2443"/>
    <meta:generator>LibreOffice/6.4.7.2$Linux_X86_64 LibreOffice_project/40$Build-2</meta:generator>
  </office:meta>
</office:document-meta>
</file>